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b8e6e8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fo:color="#000000" style:font-name="Liberation Serif" fo:font-size="14pt" fo:font-weight="bold" officeooo:rsid="00d1cc51" officeooo:paragraph-rsid="00d1cc51" style:font-size-asian="12.25pt" style:font-weight-asian="bold" style:font-size-complex="14pt" style:font-weight-complex="bold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fo:color="#000000" style:font-name="Liberation Serif" fo:font-size="14pt" fo:font-weight="bold" officeooo:rsid="00de05d1" officeooo:paragraph-rsid="00de05d1" style:font-size-asian="12.25pt" style:font-weight-asian="bold" style:font-size-complex="14pt" style:font-weight-complex="bold"/>
    </style:style>
    <style:style style:name="P17" style:family="paragraph" style:parent-style-name="Text_20_body">
      <style:text-properties officeooo:paragraph-rsid="005ab614"/>
    </style:style>
    <style:style style:name="P18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officeooo:paragraph-rsid="005ab614"/>
    </style:style>
    <style:style style:name="P19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0c03dd7" style:font-size-asian="12.25pt" style:font-weight-asian="normal" style:font-size-complex="14pt" style:font-weight-complex="normal"/>
    </style:style>
    <style:style style:name="P20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8e6e8" officeooo:paragraph-rsid="00d6f7c0" style:font-size-asian="14pt" style:font-size-complex="14pt"/>
    </style:style>
    <style:style style:name="P21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22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0b3b4fc" officeooo:paragraph-rsid="00b6d15c" style:font-size-asian="12.25pt" style:font-weight-asian="normal" style:font-size-complex="14pt" style:font-weight-complex="normal"/>
    </style:style>
    <style:style style:name="P23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/>
      <style:text-properties officeooo:paragraph-rsid="00e24329"/>
    </style:style>
    <style:style style:name="P24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/>
      </style:paragraph-properties>
      <style:text-properties fo:font-size="14pt" officeooo:rsid="00b3b4fc" officeooo:paragraph-rsid="00d33551" style:font-size-asian="12.25pt" style:font-size-complex="14pt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fo:font-size="14pt" officeooo:rsid="00b99eff" officeooo:paragraph-rsid="0109b9ee" style:font-size-asian="12.25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b994c8"/>
    </style:style>
    <style:style style:name="P33" style:family="paragraph" style:parent-style-name="Standard" style:list-style-name="L12">
      <style:paragraph-properties fo:text-align="start" style:justify-single-word="false"/>
      <style:text-properties officeooo:paragraph-rsid="00f3498b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994c8" officeooo:paragraph-rsid="00b994c8" style:font-size-asian="12.25pt" style:font-weight-asian="normal" style:font-size-complex="14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3bcca1" officeooo:paragraph-rsid="00b994c8" style:font-size-asian="12.25pt" style:font-weight-asian="normal" style:font-size-complex="14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37faaf" officeooo:paragraph-rsid="00b994c8" style:font-size-asian="12.25pt" style:font-weight-asian="normal" style:font-size-complex="14pt" style:font-weight-complex="normal"/>
    </style:style>
    <style:style style:name="P49" style:family="paragraph" style:parent-style-name="Standard" style:list-style-name="L10">
      <style:paragraph-properties fo:text-align="start" style:justify-single-word="false"/>
      <style:text-properties style:font-name="Liberation Serif" fo:font-size="14pt" fo:font-weight="normal" officeooo:rsid="0030ff0f" officeooo:paragraph-rsid="00b8e6e8" style:font-size-asian="12.25pt" style:font-weight-asian="normal" style:font-size-complex="14pt" style:font-weight-complex="normal"/>
    </style:style>
    <style:style style:name="P50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e53e96" officeooo:paragraph-rsid="00e53e96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52" style:family="paragraph" style:parent-style-name="Standard" style:list-style-name="L13">
      <style:paragraph-properties fo:line-height="100%" fo:text-align="start" style:justify-single-word="false"/>
      <style:text-properties style:font-name="Liberation Serif" fo:font-size="14pt" fo:font-weight="normal" officeooo:rsid="00c270d0" officeooo:paragraph-rsid="00c270d0" style:font-size-asian="12.25pt" style:font-weight-asian="normal" style:font-size-complex="14pt" style:font-weight-complex="normal"/>
    </style:style>
    <style:style style:name="P53" style:family="paragraph" style:parent-style-name="Standard" style:list-style-name="L14">
      <style:paragraph-properties fo:line-height="100%" fo:text-align="start" style:justify-single-word="false"/>
      <style:text-properties style:font-name="Liberation Serif" fo:font-size="14pt" fo:font-weight="normal" officeooo:rsid="00c3b985" officeooo:paragraph-rsid="00c3b985" style:font-size-asian="12.25pt" style:font-weight-asian="normal" style:font-size-complex="14pt" style:font-weight-complex="normal"/>
    </style:style>
    <style:style style:name="P54" style:family="paragraph" style:parent-style-name="Standard" style:list-style-name="L15">
      <style:paragraph-properties fo:line-height="100%" fo:text-align="start" style:justify-single-word="false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55" style:family="paragraph" style:parent-style-name="Standard" style:list-style-name="L16">
      <style:paragraph-properties fo:text-align="start" style:justify-single-word="false"/>
      <style:text-properties style:font-name="Liberation Serif" fo:font-size="14pt" fo:font-weight="normal" officeooo:rsid="00b54da9" officeooo:paragraph-rsid="00b54da9" style:font-size-asian="12.25pt" style:font-weight-asian="normal" style:font-size-complex="14pt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style:font-name="Liberation Serif" fo:font-size="14pt" fo:font-weight="normal" officeooo:rsid="00d75479" officeooo:paragraph-rsid="00d75479" style:font-size-asian="12.25pt" style:font-weight-asian="normal" style:font-size-complex="14pt" style:font-weight-complex="normal"/>
    </style:style>
    <style:style style:name="P57" style:family="paragraph" style:parent-style-name="Standard" style:list-style-name="L16">
      <style:paragraph-properties fo:text-align="start" style:justify-single-word="false"/>
      <style:text-properties style:font-name="Liberation Serif" fo:font-size="14pt" fo:font-weight="normal" officeooo:rsid="00ce0aa8" officeooo:paragraph-rsid="00ce0aa8" style:font-size-asian="12.25pt" style:font-weight-asian="normal" style:font-size-complex="14pt" style:font-weight-complex="normal"/>
    </style:style>
    <style:style style:name="P58" style:family="paragraph" style:parent-style-name="Standard" style:list-style-name="L17">
      <style:paragraph-properties fo:line-height="100%" fo:text-align="start" style:justify-single-word="false"/>
      <style:text-properties style:font-name="Liberation Serif" fo:font-size="14pt" fo:font-weight="normal" officeooo:rsid="003e16f4" officeooo:paragraph-rsid="00b6d15c" style:font-size-asian="12.25pt" style:font-weight-asian="normal" style:font-size-complex="14pt" style:font-weight-complex="normal"/>
    </style:style>
    <style:style style:name="P59" style:family="paragraph" style:parent-style-name="Standard" style:list-style-name="L17">
      <style:paragraph-properties fo:text-align="start" style:justify-single-word="false"/>
      <style:text-properties style:font-name="Liberation Serif" fo:font-size="14pt" fo:font-weight="normal" officeooo:rsid="00bdad00" officeooo:paragraph-rsid="00bdad00" style:font-size-asian="12.25pt" style:font-weight-asian="normal" style:font-size-complex="14pt" style:font-weight-complex="normal"/>
    </style:style>
    <style:style style:name="P60" style:family="paragraph" style:parent-style-name="Standard" style:list-style-name="L17">
      <style:paragraph-properties fo:text-align="start" style:justify-single-word="false"/>
      <style:text-properties style:font-name="Liberation Serif" fo:font-size="14pt" fo:font-weight="normal" officeooo:rsid="00b6d15c" officeooo:paragraph-rsid="00b6d15c" style:font-size-asian="12.25pt" style:font-weight-asian="normal" style:font-size-complex="14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3a3488" style:font-size-asian="14pt" style:font-weight-asian="normal" style:font-size-complex="14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4pt" style:font-weight-asian="normal" style:font-size-complex="14pt" style:font-weight-complex="normal"/>
    </style:style>
    <style:style style:name="P64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65" style:family="paragraph" style:parent-style-name="Standard" style:list-style-name="L9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c3072" officeooo:paragraph-rsid="00d056bf" style:font-size-asian="12.25pt" style:font-weight-asian="normal" style:font-size-complex="14pt" style:font-weight-complex="normal"/>
    </style:style>
    <style:style style:name="P66" style:family="paragraph" style:parent-style-name="Heading_20_1">
      <style:text-properties officeooo:paragraph-rsid="005ab614"/>
    </style:style>
    <style:style style:name="P67" style:family="paragraph" style:parent-style-name="Heading_20_1">
      <style:text-properties officeooo:rsid="005ab614" officeooo:paragraph-rsid="005ab614"/>
    </style:style>
    <style:style style:name="P68" style:family="paragraph" style:parent-style-name="Heading_20_1">
      <style:text-properties officeooo:paragraph-rsid="004f404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fo:color="#ff3300" style:font-name="Liberation Serif" fo:font-size="28pt" fo:font-weight="bold" officeooo:rsid="00d1cc51" officeooo:paragraph-rsid="00d1cc51" style:font-size-asian="28pt" style:font-weight-asian="bold" style:font-size-complex="28pt" style:font-weight-complex="bold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fo:color="#ff3300" style:font-name="Liberation Serif" fo:font-size="18pt" fo:font-weight="bold" officeooo:rsid="0101e6eb" officeooo:paragraph-rsid="0101e6eb" style:font-size-asian="15.75pt" style:font-weight-asian="bold" style:font-size-complex="18pt" style:font-weight-complex="bold"/>
    </style:style>
    <style:style style:name="P71" style:family="paragraph" style:parent-style-name="Heading_20_2">
      <style:text-properties officeooo:rsid="00c03dd7" officeooo:paragraph-rsid="00c03dd7"/>
    </style:style>
    <style:style style:name="P72" style:family="paragraph" style:parent-style-name="Heading_20_2">
      <style:text-properties officeooo:paragraph-rsid="00bca994"/>
    </style:style>
    <style:style style:name="P73" style:family="paragraph" style:parent-style-name="Heading_20_2">
      <style:text-properties officeooo:rsid="00b768eb" officeooo:paragraph-rsid="00b768eb"/>
    </style:style>
    <style:style style:name="P74" style:family="paragraph" style:parent-style-name="Heading_20_2">
      <style:text-properties officeooo:rsid="007169fa" officeooo:paragraph-rsid="007169fa"/>
    </style:style>
    <style:style style:name="P75" style:family="paragraph" style:parent-style-name="Heading_20_2" style:master-page-name="">
      <style:paragraph-properties style:page-number="auto"/>
      <style:text-properties officeooo:rsid="00b1d227" officeooo:paragraph-rsid="00c41e12"/>
    </style:style>
    <style:style style:name="P76" style:family="paragraph" style:parent-style-name="Heading_20_2" style:master-page-name="">
      <style:paragraph-properties style:page-number="auto"/>
      <style:text-properties officeooo:rsid="00b36300" officeooo:paragraph-rsid="00b6d15c"/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c3072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c270d0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d056b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bb3353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f303cb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f3498b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10e54e4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="Liberation Serif" fo:font-weight="normal" officeooo:rsid="00c8dc26" style:font-weight-asian="normal" style:font-weight-complex="normal"/>
    </style:style>
    <style:style style:name="T21" style:family="text">
      <style:text-properties style:font-name="Liberation Serif" fo:font-weight="normal" officeooo:rsid="00c93bee" style:font-weight-asian="normal" style:font-weight-complex="normal"/>
    </style:style>
    <style:style style:name="T22" style:family="text">
      <style:text-properties style:font-name="Liberation Serif" fo:font-weight="normal" officeooo:rsid="00f24605" style:font-weight-asian="normal" style:font-weight-complex="normal"/>
    </style:style>
    <style:style style:name="T23" style:family="text">
      <style:text-properties style:font-name="Liberation Serif" fo:font-weight="normal" officeooo:rsid="01043e7a" style:font-weight-asian="normal" style:font-weight-complex="normal"/>
    </style:style>
    <style:style style:name="T24" style:family="text">
      <style:text-properties style:font-name="Liberation Serif" fo:font-weight="normal" officeooo:rsid="0107c8c1" style:font-weight-asian="normal" style:font-weight-complex="normal"/>
    </style:style>
    <style:style style:name="T25" style:family="text">
      <style:text-properties style:font-name="Liberation Serif" fo:font-weight="normal" officeooo:rsid="003a3488" style:font-size-asian="12.25pt" style:font-weight-asian="normal" style:font-weight-complex="normal"/>
    </style:style>
    <style:style style:name="T26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27" style:family="text">
      <style:text-properties officeooo:rsid="002e28f3"/>
    </style:style>
    <style:style style:name="T28" style:family="text">
      <style:text-properties officeooo:rsid="002f1463"/>
    </style:style>
    <style:style style:name="T29" style:family="text">
      <style:text-properties officeooo:rsid="0035a9d3"/>
    </style:style>
    <style:style style:name="T30" style:family="text">
      <style:text-properties style:font-size-asian="12.25pt"/>
    </style:style>
    <style:style style:name="T31" style:family="text">
      <style:text-properties officeooo:rsid="003c3072"/>
    </style:style>
    <style:style style:name="T32" style:family="text">
      <style:text-properties officeooo:rsid="004165bf"/>
    </style:style>
    <style:style style:name="T33" style:family="text">
      <style:text-properties officeooo:rsid="004f4042"/>
    </style:style>
    <style:style style:name="T34" style:family="text">
      <style:text-properties officeooo:rsid="00507ab6"/>
    </style:style>
    <style:style style:name="T35" style:family="text">
      <style:text-properties officeooo:rsid="0058a7ba"/>
    </style:style>
    <style:style style:name="T36" style:family="text">
      <style:text-properties officeooo:rsid="005ab614"/>
    </style:style>
    <style:style style:name="T37" style:family="text">
      <style:text-properties officeooo:rsid="00508ac7" style:font-size-asian="14pt"/>
    </style:style>
    <style:style style:name="T38" style:family="text">
      <style:text-properties officeooo:rsid="005ab614" style:font-size-asian="14pt"/>
    </style:style>
    <style:style style:name="T39" style:family="text">
      <style:text-properties officeooo:rsid="005e9e04" style:font-size-asian="14pt"/>
    </style:style>
    <style:style style:name="T40" style:family="text">
      <style:text-properties officeooo:rsid="007b4c94" style:font-size-asian="14pt"/>
    </style:style>
    <style:style style:name="T41" style:family="text">
      <style:text-properties officeooo:rsid="00928250" style:font-size-asian="14pt"/>
    </style:style>
    <style:style style:name="T42" style:family="text">
      <style:text-properties officeooo:rsid="0093c7ec" style:font-size-asian="14pt"/>
    </style:style>
    <style:style style:name="T43" style:family="text">
      <style:text-properties officeooo:rsid="00e89b12" style:font-size-asian="14pt"/>
    </style:style>
    <style:style style:name="T44" style:family="text">
      <style:text-properties officeooo:rsid="005cfa30"/>
    </style:style>
    <style:style style:name="T45" style:family="text">
      <style:text-properties officeooo:rsid="0063b75c"/>
    </style:style>
    <style:style style:name="T46" style:family="text">
      <style:text-properties officeooo:rsid="006f367c"/>
    </style:style>
    <style:style style:name="T47" style:family="text">
      <style:text-properties officeooo:rsid="007169fa"/>
    </style:style>
    <style:style style:name="T48" style:family="text">
      <style:text-properties officeooo:rsid="007e31f3"/>
    </style:style>
    <style:style style:name="T49" style:family="text">
      <style:text-properties officeooo:rsid="007f9111"/>
    </style:style>
    <style:style style:name="T50" style:family="text">
      <style:text-properties officeooo:rsid="008eda8f"/>
    </style:style>
    <style:style style:name="T51" style:family="text">
      <style:text-properties officeooo:rsid="009ce42c"/>
    </style:style>
    <style:style style:name="T52" style:family="text">
      <style:text-properties officeooo:rsid="00a0b450"/>
    </style:style>
    <style:style style:name="T53" style:family="text">
      <style:text-properties officeooo:rsid="00a16e26"/>
    </style:style>
    <style:style style:name="T54" style:family="text">
      <style:text-properties officeooo:rsid="00a8fad7"/>
    </style:style>
    <style:style style:name="T55" style:family="text">
      <style:text-properties officeooo:rsid="00ad3884"/>
    </style:style>
    <style:style style:name="T56" style:family="text">
      <style:text-properties officeooo:rsid="00b04dd5"/>
    </style:style>
    <style:style style:name="T57" style:family="text">
      <style:text-properties officeooo:rsid="00b0c8fb"/>
    </style:style>
    <style:style style:name="T58" style:family="text">
      <style:text-properties officeooo:rsid="00b2e185"/>
    </style:style>
    <style:style style:name="T59" style:family="text">
      <style:text-properties officeooo:rsid="00b39f8b"/>
    </style:style>
    <style:style style:name="T60" style:family="text">
      <style:text-properties fo:font-size="14pt" officeooo:rsid="00b39f8b" style:font-size-asian="12.25pt" style:font-size-complex="14pt"/>
    </style:style>
    <style:style style:name="T61" style:family="text">
      <style:text-properties fo:font-size="14pt" officeooo:rsid="00b3b4fc" style:font-size-asian="12.25pt" style:font-size-complex="14pt"/>
    </style:style>
    <style:style style:name="T62" style:family="text">
      <style:text-properties fo:font-size="14pt" officeooo:rsid="00bc886d" style:font-size-asian="12.25pt" style:font-size-complex="14pt"/>
    </style:style>
    <style:style style:name="T63" style:family="text">
      <style:text-properties fo:font-size="14pt" officeooo:rsid="00c41e12" style:font-size-asian="12.25pt" style:font-size-complex="14pt"/>
    </style:style>
    <style:style style:name="T64" style:family="text">
      <style:text-properties fo:font-size="14pt" officeooo:rsid="00c50a67" style:font-size-asian="12.25pt" style:font-size-complex="14pt"/>
    </style:style>
    <style:style style:name="T65" style:family="text">
      <style:text-properties fo:font-size="14pt" officeooo:rsid="00db2525" style:font-size-asian="12.25pt" style:font-size-complex="14pt"/>
    </style:style>
    <style:style style:name="T66" style:family="text">
      <style:text-properties fo:font-size="14pt" officeooo:rsid="00de05d1" style:font-size-asian="12.25pt" style:font-size-complex="14pt"/>
    </style:style>
    <style:style style:name="T67" style:family="text">
      <style:text-properties fo:font-size="14pt" officeooo:rsid="00dfa8ca" style:font-size-asian="12.25pt" style:font-size-complex="14pt"/>
    </style:style>
    <style:style style:name="T68" style:family="text">
      <style:text-properties fo:font-size="14pt" officeooo:rsid="00e15aaa" style:font-size-asian="12.25pt" style:font-size-complex="14pt"/>
    </style:style>
    <style:style style:name="T69" style:family="text">
      <style:text-properties fo:font-size="14pt" officeooo:rsid="00e24329" style:font-size-asian="12.25pt" style:font-size-complex="14pt"/>
    </style:style>
    <style:style style:name="T70" style:family="text">
      <style:text-properties officeooo:rsid="00b6c3e7"/>
    </style:style>
    <style:style style:name="T71" style:family="text">
      <style:text-properties officeooo:rsid="00b6d15c"/>
    </style:style>
    <style:style style:name="T72" style:family="text">
      <style:text-properties officeooo:rsid="00b8e6e8"/>
    </style:style>
    <style:style style:name="T73" style:family="text">
      <style:text-properties officeooo:rsid="003a3488"/>
    </style:style>
    <style:style style:name="T74" style:family="text">
      <style:text-properties officeooo:rsid="00b994c8"/>
    </style:style>
    <style:style style:name="T75" style:family="text">
      <style:text-properties officeooo:rsid="0037faaf"/>
    </style:style>
    <style:style style:name="T76" style:family="text">
      <style:text-properties officeooo:rsid="00bc886d"/>
    </style:style>
    <style:style style:name="T77" style:family="text">
      <style:text-properties officeooo:rsid="00bdad00"/>
    </style:style>
    <style:style style:name="T78" style:family="text">
      <style:text-properties officeooo:rsid="00bdd033"/>
    </style:style>
    <style:style style:name="T79" style:family="text">
      <style:text-properties officeooo:rsid="00c270d0"/>
    </style:style>
    <style:style style:name="T80" style:family="text">
      <style:text-properties officeooo:rsid="00c3b985"/>
    </style:style>
    <style:style style:name="T81" style:family="text">
      <style:text-properties officeooo:rsid="00ccaaa6"/>
    </style:style>
    <style:style style:name="T82" style:family="text">
      <style:text-properties officeooo:rsid="00ce0aa8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3a3488" style:font-weight-asian="normal" style:font-weight-complex="normal"/>
    </style:style>
    <style:style style:name="T85" style:family="text">
      <style:text-properties fo:font-weight="normal" officeooo:rsid="00e3ce85" style:font-weight-asian="normal" style:font-weight-complex="normal"/>
    </style:style>
    <style:style style:name="T86" style:family="text">
      <style:text-properties fo:color="#000000" style:font-name="Liberation Serif" fo:font-weight="normal" officeooo:rsid="003a3488" style:font-weight-asian="normal" style:font-weight-complex="normal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normal" officeooo:rsid="003a3488" style:font-style-asian="normal" style:font-style-complex="normal"/>
    </style:style>
    <style:style style:name="T89" style:family="text">
      <style:text-properties fo:font-style="normal" officeooo:rsid="00fe8b52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a348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d1dd9e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e30ece" style:font-style-asian="normal" style:font-weight-asian="normal" style:font-style-complex="normal" style:font-weight-complex="normal"/>
    </style:style>
    <style:style style:name="T94" style:family="text">
      <style:text-properties officeooo:rsid="00d33551"/>
    </style:style>
    <style:style style:name="T95" style:family="text">
      <style:text-properties officeooo:rsid="00d6f7c0"/>
    </style:style>
    <style:style style:name="T96" style:family="text">
      <style:text-properties officeooo:rsid="00db9ea7"/>
    </style:style>
    <style:style style:name="T97" style:family="text">
      <style:text-properties officeooo:rsid="00e4dcb9"/>
    </style:style>
    <style:style style:name="T98" style:family="text">
      <style:text-properties officeooo:rsid="00e53e96"/>
    </style:style>
    <style:style style:name="T99" style:family="text">
      <style:text-properties officeooo:rsid="00e6ea4c"/>
    </style:style>
    <style:style style:name="T100" style:family="text">
      <style:text-properties officeooo:rsid="00e89b12"/>
    </style:style>
    <style:style style:name="T101" style:family="text">
      <style:text-properties officeooo:rsid="007b4c94"/>
    </style:style>
    <style:style style:name="T102" style:family="text">
      <style:text-properties officeooo:rsid="00ebb7d0"/>
    </style:style>
    <style:style style:name="T103" style:family="text">
      <style:text-properties officeooo:rsid="00f09675"/>
    </style:style>
    <style:style style:name="T104" style:family="text">
      <style:text-properties officeooo:rsid="00f52550"/>
    </style:style>
    <style:style style:name="T105" style:family="text">
      <style:text-properties officeooo:rsid="00f576db"/>
    </style:style>
    <style:style style:name="T106" style:family="text">
      <style:text-properties officeooo:rsid="00f7672a"/>
    </style:style>
    <style:style style:name="T107" style:family="text">
      <style:text-properties officeooo:rsid="00f95cab"/>
    </style:style>
    <style:style style:name="T108" style:family="text">
      <style:text-properties officeooo:rsid="00fd0514"/>
    </style:style>
    <style:style style:name="T109" style:family="text">
      <style:text-properties officeooo:rsid="00fe8b52"/>
    </style:style>
    <style:style style:name="T110" style:family="text">
      <style:text-properties officeooo:rsid="00fffd09"/>
    </style:style>
    <style:style style:name="T111" style:family="text">
      <style:text-properties officeooo:rsid="0103fcd2"/>
    </style:style>
    <style:style style:name="T112" style:family="text">
      <style:text-properties officeooo:rsid="0104becd"/>
    </style:style>
    <style:style style:name="T113" style:family="text">
      <style:text-properties officeooo:rsid="01065dba"/>
    </style:style>
    <style:style style:name="T114" style:family="text">
      <style:text-properties officeooo:rsid="010e54e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AKULTA MATEMATIKY, FYZIKY A INFORMATIKY</text:p>
      <text:p text:style-name="P5">UNIVERZITA KOMENSKÉHO V BRATISLA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atalóg požiadaviek pre</text:p>
      <text:p text:style-name="P8">Anotátor pomenovaných entít</text:p>
      <text:p text:style-name="P9">(AP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11">Alexander Szendy</text:p>
      <text:p text:style-name="P13">Juraj Kočan</text:p>
      <text:p text:style-name="P11">Marián Glatzner</text:p>
      <text:p text:style-name="P12">Michal Klein</text:p>
      <text:p text:style-name="P14"><text:span text:style-name="T16">201</text:span><text:span text:style-name="T17">6/</text:span><text:span text:style-name="T18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5"><text:a xlink:type="simple" xlink:href="#__RefHeading___Toc533_539331971" text:style-name="Index_20_Link" text:visited-style-name="Index_20_Link">1 Úvod<text:tab/>3</text:a></text:p>
          <text:p text:style-name="P26"><text:a xlink:type="simple" xlink:href="#__RefHeading___Toc479_539331971" text:style-name="Index_20_Link" text:visited-style-name="Index_20_Link"><text:s/>1.1 Ciele dokumentu<text:tab/>3</text:a></text:p>
          <text:p text:style-name="P26"><text:a xlink:type="simple" xlink:href="#__RefHeading___Toc481_539331971" text:style-name="Index_20_Link" text:visited-style-name="Index_20_Link"><text:s/>1.2 Rozsah projektu<text:tab/>3</text:a></text:p>
          <text:p text:style-name="P26"><text:a xlink:type="simple" xlink:href="#__RefHeading___Toc483_539331971" text:style-name="Index_20_Link" text:visited-style-name="Index_20_Link"><text:s/>1.3 Definície, skratky<text:tab/>3</text:a></text:p>
          <text:p text:style-name="P26"><text:a xlink:type="simple" xlink:href="#__RefHeading___Toc485_539331971" text:style-name="Index_20_Link" text:visited-style-name="Index_20_Link"><text:s/>1.4 Odkazy<text:tab/>3</text:a></text:p>
          <text:p text:style-name="P26"><text:a xlink:type="simple" xlink:href="#__RefHeading___Toc487_539331971" text:style-name="Index_20_Link" text:visited-style-name="Index_20_Link"><text:s/>1.5 Nasledujúce kapitoly<text:tab/>3</text:a></text:p>
          <text:p text:style-name="P25"><text:a xlink:type="simple" xlink:href="#__RefHeading___Toc489_539331971" text:style-name="Index_20_Link" text:visited-style-name="Index_20_Link">2 Všeobecný popis<text:tab/>3</text:a></text:p>
          <text:p text:style-name="P26"><text:a xlink:type="simple" xlink:href="#__RefHeading___Toc491_539331971" text:style-name="Index_20_Link" text:visited-style-name="Index_20_Link"><text:s/>2.1 Perspektíva projektu<text:tab/>3</text:a></text:p>
          <text:p text:style-name="P26"><text:a xlink:type="simple" xlink:href="#__RefHeading___Toc493_539331971" text:style-name="Index_20_Link" text:visited-style-name="Index_20_Link"><text:s/>2.2 Funkcie projektu<text:tab/>4</text:a></text:p>
          <text:p text:style-name="P26"><text:a xlink:type="simple" xlink:href="#__RefHeading___Toc495_539331971" text:style-name="Index_20_Link" text:visited-style-name="Index_20_Link"><text:s/>2.3 Charakteristika používateľov<text:tab/>4</text:a></text:p>
          <text:p text:style-name="P26"><text:a xlink:type="simple" xlink:href="#__RefHeading___Toc497_539331971" text:style-name="Index_20_Link" text:visited-style-name="Index_20_Link"><text:s/>2.4 Všeobecné obmedzenia<text:tab/>4</text:a></text:p>
          <text:p text:style-name="P25"><text:a xlink:type="simple" xlink:href="#__RefHeading___Toc501_539331971" text:style-name="Index_20_Link" text:visited-style-name="Index_20_Link">3 Špecifické požiadavky<text:tab/>5</text:a></text:p>
          <text:p text:style-name="P26"><text:a xlink:type="simple" xlink:href="#__RefHeading___Toc811_1365372613" text:style-name="Index_20_Link" text:visited-style-name="Index_20_Link"><text:s/>3.1 Registrácia a prihlasovanie<text:tab/>5</text:a></text:p>
          <text:p text:style-name="P26"><text:a xlink:type="simple" xlink:href="#__RefHeading___Toc813_1365372613" text:style-name="Index_20_Link" text:visited-style-name="Index_20_Link"><text:s/>3.2 Používatelia<text:tab/>5</text:a></text:p>
          <text:p text:style-name="P26"><text:a xlink:type="simple" xlink:href="#__RefHeading___Toc815_1365372613" text:style-name="Index_20_Link" text:visited-style-name="Index_20_Link"><text:s/>3.3 Anotovaný dokument<text:tab/>5</text:a></text:p>
          <text:p text:style-name="P26"><text:a xlink:type="simple" xlink:href="#__RefHeading___Toc507_539331971" text:style-name="Index_20_Link" text:visited-style-name="Index_20_Link"><text:s/>3.4 Skupiny<text:tab/>5</text:a></text:p>
          <text:p text:style-name="P26"><text:a xlink:type="simple" xlink:href="#__RefHeading___Toc509_539331971" text:style-name="Index_20_Link" text:visited-style-name="Index_20_Link"><text:s/>3.5 Anotácie<text:tab/>6</text:a></text:p>
          <text:p text:style-name="P26"><text:a xlink:type="simple" xlink:href="#__RefHeading___Toc817_1365372613" text:style-name="Index_20_Link" text:visited-style-name="Index_20_Link"><text:s/>3.6 Zobrazovanie anotácií<text:tab/>6</text:a></text:p>
          <text:p text:style-name="P26"><text:a xlink:type="simple" xlink:href="#__RefHeading___Toc819_1365372613" text:style-name="Index_20_Link" text:visited-style-name="Index_20_Link"><text:s/>3.7 Komentáre<text:tab/>6</text:a></text:p>
          <text:p text:style-name="P26"><text:a xlink:type="simple" xlink:href="#__RefHeading___Toc821_1365372613" text:style-name="Index_20_Link" text:visited-style-name="Index_20_Link"><text:s/>3.8 Hľadanie v texte<text:tab/>6</text:a></text:p>
          <text:p text:style-name="P26"><text:a xlink:type="simple" xlink:href="#__RefHeading___Toc511_539331971" text:style-name="Index_20_Link" text:visited-style-name="Index_20_Link"><text:s/>3.9 Export<text:tab/>6</text:a></text:p>
          <text:p text:style-name="P26"><text:a xlink:type="simple" xlink:href="#__RefHeading___Toc823_1365372613" text:style-name="Index_20_Link" text:visited-style-name="Index_20_Link"><text:s/>3.10 Aktivita v dokumente<text:tab/>7</text:a></text:p>
        </text:index-body>
      </text:table-of-content>
      <text:h text:style-name="P66" text:outline-level="1" text:is-list-header="true"/>
      <text:h text:style-name="P66" text:outline-level="1" text:is-list-header="true"/>
      <text:p text:style-name="_33_rdpage"/>
      <text:p text:style-name="P17"/>
      <text:p text:style-name="_33_rdpage"/>
      <text:p text:style-name="P17"/>
      <text:p text:style-name="P18"/>
      <text:h text:style-name="P67" text:outline-level="1"><text:bookmark-start text:name="__RefHeading___Toc533_539331971"/><text:soft-page-break/>Úvod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1408089334518317398" text:style-name="L1">
        <text:list-item>
          <text:list>
            <text:list-header>
              <text:p text:style-name="P28">Cieľom tohto dokumentu je čo najbližšie <text:span text:style-name="T27">popísať</text:span> <text:span text:style-name="T27">požiadavky </text:span>zad<text:span text:style-name="T27">ávateľa</text:span> projek<text:span text:style-name="T27">tu</text:span> <text:span text:style-name="T27">bez bližšieho určenia technickej špecifikácie ako bude projekt APE</text:span></text:p>
              <text:p text:style-name="P29">implementovaný. Slúži ako zoznam funkcií, ktoré hotový produkt musí spĺňať a na základe ktorých bude aj vyhodnotený. <text:span text:style-name="T56">Dokument je určený najmä pre ľuďí, ktorí budú tento projekt implementovať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175742737838754" text:continue-numbering="true" text:style-name="L1">
        <text:list-item>
          <text:list>
            <text:list-header>
              <text:p text:style-name="P31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2471656405586217189" text:style-name="L2">
        <text:list-item>
          <text:list>
            <text:list-item>
              <text:p text:style-name="P34">Skupina – <text:span text:style-name="T100">ľ</text:span>u<text:span text:style-name="T100">dia</text:span>, ktor<text:span text:style-name="T54">í</text:span> <text:span text:style-name="T51">spoločne anotujú</text:span> <text:span text:style-name="T46">nejak</text:span>ý dokument</text:p>
            </text:list-item>
            <text:list-item>
              <text:p text:style-name="P35">Anotácia – časť textu, ktorá bude <text:span text:style-name="T98">vyznačená</text:span></text:p>
            </text:list-item>
            <text:list-item>
              <text:p text:style-name="P35">Typ/<text:span text:style-name="T58">kategória</text:span> anotácie – každá anotácia má určitý typ (mesto, osobu, <text:span text:style-name="T99">štát, čas,</text:span> ...)</text:p>
            </text:list-item>
            <text:list-item>
              <text:p text:style-name="P36">NE – <text:span text:style-name="T45">named entity, </text:span>pomenovaná entita, <text:span text:style-name="T57">zvyčajne ide o konkrétnu osobu, čas, mesto, organizáciu, ...</text:span></text:p>
            </text:list-item>
            <text:list-item>
              <text:p text:style-name="P36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175742159711410" text:continue-list="list175742737838754" text:style-name="L1">
        <text:list-item>
          <text:list>
            <text:list-header>
              <text:p text:style-name="P61">Nasledujú odkazy na podobný<text:span text:style-name="T35"> softvér:</text:span></text:p>
            </text:list-header>
            <text:list-item>
              <text:p text:style-name="P64">https://gate.ac.uk/</text:p>
            </text:list-item>
          </text:list>
        </text:list-item>
      </text:list>
      <text:h text:style-name="Heading_20_2" text:outline-level="2"><text:bookmark-start text:name="__RefHeading___Toc487_539331971"/>Nasledujúce kapitoly<text:bookmark-end text:name="__RefHeading___Toc487_539331971"/></text:h>
      <text:list xml:id="list175743368892474" text:continue-numbering="true" text:style-name="L1">
        <text:list-item>
          <text:list>
            <text:list-header>
              <text:p text:style-name="P38">V nasledujúcich kapitolách b<text:span text:style-name="T28">ližšie špecifikujeme </text:span>funkcie<text:span text:style-name="T28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301568382734671156" text:style-name="L3">
        <text:list-item>
          <text:list>
            <text:list-header>
              <text:p text:style-name="P39"><text:span text:style-name="T44">APE</text:span> bude mať <text:span text:style-name="T36">využitie najmä v oblastiach UI, kde je často nevyhnutné program najskôr niečo naučiť – zvyčajne od človeka, ktorý rieši ten istý </text:span><text:soft-page-break/><text:span text:style-name="T36">problém (v našom prípade ide o tzv. named entity recognition – či dané slovo</text:span><text:span text:style-name="T37">/</text:span><text:span text:style-name="T38">slová sú NE a </text:span><text:span text:style-name="T39">ak áno,</text:span><text:span text:style-name="T38"> </text:span><text:span text:style-name="T40">treba správn</text:span><text:span text:style-name="T41">e urči</text:span><text:span text:style-name="T42">ť </text:span><text:span text:style-name="T43">kategóriu</text:span><text:span text:style-name="T36">).</text:span></text:p>
              <text:p text:style-name="P37">Keďže pôjde o kolaboratívny editor zobrazujúci zmeny v reálnom čase, anotáciu objemnejších textových dokumentov bude možné rozdeliť medzi viacero ľuďí, čím sa zní<text:span text:style-name="T55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3516592740592402445" text:style-name="L4">
        <text:list-item>
          <text:list>
            <text:list-header>
              <text:p text:style-name="P40">Aplikácia bude rozdelená na dve časti: server a klient. Server bude slúžiť na spravovanie <text:span text:style-name="T70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41"><text:span text:style-name="T28">Podrobnejšie</text:span> informácie sú uvedené v špecifických požiadavkách <text:span text:style-name="T101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6">í</text:span>vateľov<text:bookmark-end text:name="__RefHeading___Toc495_539331971"/></text:h>
      <text:list xml:id="list2820801057602867613" text:style-name="L5">
        <text:list-item>
          <text:list>
            <text:list-header>
              <text:p text:style-name="P42">Používateľov delíme na dva typy:</text:p>
            </text:list-header>
          </text:list>
        </text:list-item>
      </text:list>
      <text:list xml:id="list3106755708435156036" text:style-name="L6">
        <text:list-item>
          <text:list>
            <text:list-item>
              <text:list>
                <text:list-item>
                  <text:list>
                    <text:list-item>
                      <text:p text:style-name="P45">správca</text:p>
                    </text:list-item>
                    <text:list-item>
                      <text:p text:style-name="P43">normálny používateľ (ďalej len používateľ<text:span text:style-name="T73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455938370768943479" text:style-name="L7">
        <text:list-item>
          <text:list>
            <text:list-header>
              <text:p text:style-name="P44">Správca slúži <text:span text:style-name="T77">len na</text:span> inštaláciu servera a jeho <text:span text:style-name="T78">nasledovné spravovanie, nemá funkcie ako obyčajný používateľ. Používateľ sa pripája na server cez klienta a jeho účelom je anotovanie.</text:span></text:p>
            </text:list-header>
          </text:list>
        </text:list-item>
      </text:list>
      <text:list xml:id="list682549494015963249" text:style-name="L8">
        <text:list-item>
          <text:list>
            <text:list-header>
              <text:p text:style-name="P46">Práva používateľa sú určené podľa momentálne aktívnej skupiny. Každý používaťeľ má najviac 1 aktívnu skupinu. <text:span text:style-name="T75">Rozlišujeme medzi 3 základnými právami (možno ich kombinovať):</text:span></text:p>
              <text:list>
                <text:list-item>
                  <text:list>
                    <text:list-item>
                      <text:p text:style-name="P32"><text:span text:style-name="T4">anota</text:span><text:span text:style-name="T5">čné</text:span><text:span text:style-name="T4"> – umožňuje pridávať anotácie </text:span></text:p>
                    </text:list-item>
                    <text:list-item>
                      <text:p text:style-name="P47">reanota<text:span text:style-name="T32">čné</text:span> – umožňuje preanotovať, meniť a mazať anotácie iných <text:span text:style-name="T102">a komentovať</text:span></text:p>
                    </text:list-item>
                    <text:list-item>
                      <text:p text:style-name="P48">edit<text:span text:style-name="T52">ačné</text:span> – <text:span text:style-name="T31">umožňuje pridávať/meniť/mazať typy a podtypy anotácií v danej skupine</text:span></text:p>
                    </text:list-item>
                  </text:list>
                </text:list-item>
              </text:list>
            </text:list-header>
          </text:list>
        </text:list-item>
      </text:list>
      <text:list xml:id="list1165124715847184785" text:style-name="L9">
        <text:list-item>
          <text:list>
            <text:list-item>
              <text:list>
                <text:list-item>
                  <text:list>
                    <text:list-header>
                      <text:p text:style-name="P65">Administrátor skupiny má všetky horeuvedené práva a takisto môže meniť štruktúru skupiny (pridať/meniť/odobrať: užívateľa alebo ich práva, heslo skupiny, názov, default práva)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97_539331971"/>Všeobecné obmedzenia<text:bookmark-end text:name="__RefHeading___Toc497_539331971"/></text:h>
      <text:list xml:id="list6518121768686628" text:style-name="L10">
        <text:list-item>
          <text:list>
            <text:list-header>
              <text:p text:style-name="P49">Anotovať bude možné len jednoduché textové dokumenty. <text:span text:style-name="T72">Dokumenty budú môcť mať rozličné konce riadkov ako aj kódovania (minimálne akceptované budú UTF-8 a ASCII).</text:span></text:p>
            </text:list-header>
          </text:list>
        </text:list-item>
      </text:list>
      <text:p text:style-name="P10"/>
      <text:p text:style-name="P10"/>
      <text:p text:style-name="P10"/>
      <text:p text:style-name="P10"/>
      <text:h text:style-name="P68" text:outline-level="1"><text:bookmark-start text:name="__RefHeading___Toc501_539331971"/><text:soft-page-break/>Špecifické požiadavky<text:bookmark-end text:name="__RefHeading___Toc501_539331971"/></text:h>
      <text:h text:style-name="P71" text:outline-level="2"><text:bookmark-start text:name="__RefHeading___Toc811_1365372613"/>Registrácia a prihlasovanie<text:bookmark-end text:name="__RefHeading___Toc811_1365372613"/></text:h>
      <text:p text:style-name="P19">Po spustení aplikácie sa používatelia budú môcť <text:span text:style-name="T71">za</text:span>registrovať<text:span text:style-name="T29">. Ak je používateľ už zaregistrovaný, tak pomocou prihlasovacieho mena a hesla sa bude môcť pripojiť na server. Používateľ si bude môcť určiť, či sa hneď po spustení aplikácie chce pripojiť na server na základe konfiguračného súboru.</text:span></text:p>
      <text:h text:style-name="P72" text:outline-level="2"><text:bookmark-start text:name="__RefHeading___Toc813_1365372613"/>Používate<text:span text:style-name="T50">lia</text:span><text:bookmark-end text:name="__RefHeading___Toc813_1365372613"/></text:h>
      <text:list xml:id="list7663860313308787405" text:style-name="L11">
        <text:list-item>
          <text:list>
            <text:list-header>
              <text:p text:style-name="P50">Všetko <text:span text:style-name="T111">dôležité </text:span>ohľadom používateľov je spomenuté v [2.3].</text:p>
            </text:list-header>
          </text:list>
        </text:list-item>
      </text:list>
      <text:h text:style-name="P73" text:outline-level="2"><text:bookmark-start text:name="__RefHeading___Toc815_1365372613"/>Anotovaný dokument<text:bookmark-end text:name="__RefHeading___Toc815_1365372613"/></text:h>
      <text:p text:style-name="P20">Dokument sa viaže ku skupine vždy <text:span text:style-name="T95">v</text:span> pomere 1:1 – jedna skupina anotuje <text:span text:style-name="T103">práve</text:span> jeden dokument. <text:span text:style-name="T74">Dokument uploaduje pri tvorbe skupiny jej tvorca a pre danú skupinu je nemenný – skupina nemôže zmeniť anotovaný dokument. Dlhé texty sa budú dať aj scrollovať. Zmeny (anotácie</text:span><text:span text:style-name="T25">) </text:span><text:span text:style-name="T26">vykonané používateľom sú okamžite uložené a zobrazené aj iným používateľom v skupine. Obsah dokumentu nemožno upravovať iným spôsobom, ako pridávať anotácie a komentáre.</text:span></text:p>
      <text:h text:style-name="P74" text:outline-level="2"><text:bookmark-start text:name="__RefHeading___Toc507_539331971"/>Skupiny<text:bookmark-end text:name="__RefHeading___Toc507_539331971"/></text:h>
      <text:list xml:id="list175742335903906" text:continue-list="list175743368892474" text:style-name="L1">
        <text:list-item>
          <text:list>
            <text:list-header>
              <text:p text:style-name="P62">Zakladateľ s<text:span text:style-name="T47">kupiny</text:span> (admin<text:span text:style-name="T30">)</text:span> môže pri jej tvorbe zvoliť nasledovné položky:</text:p>
              <text:list>
                <text:list-item>
                  <text:list>
                    <text:list-item>
                      <text:p text:style-name="P62">názov s<text:span text:style-name="T47">kupiny</text:span></text:p>
                    </text:list-item>
                    <text:list-item>
                      <text:p text:style-name="P62">dokument, ktorý bude skupina anotovať</text:p>
                    </text:list-item>
                    <text:list-item>
                      <text:p text:style-name="P63">zoznam <text:span text:style-name="T48">po</text:span>užívateľov <text:span text:style-name="T48">v </text:span>s<text:span text:style-name="T47">kupine</text:span> aj s ich <text:span text:style-name="T48">prístupovými </text:span>právami</text:p>
                    </text:list-item>
                    <text:list-item>
                      <text:p text:style-name="P63"><text:span text:style-name="T49">default</text:span> práva </text:p>
                    </text:list-item>
                    <text:list-item>
                      <text:p text:style-name="P51">heslo <text:span text:style-name="T33">pre vstup do skupiny</text:span> (optional)</text:p>
                    </text:list-item>
                  </text:list>
                </text:list-item>
              </text:list>
            </text:list-header>
          </text:list>
        </text:list-item>
      </text:list>
      <text:list xml:id="list6374587030859283405" text:style-name="L12">
        <text:list-item>
          <text:list>
            <text:list-header>
              <text:p text:style-name="P30"><text:span text:style-name="T19">Default práva, ak </text:span><text:span text:style-name="T22">dané,</text:span><text:span text:style-name="T19"> sa nastavia používateľovi, ktorý sa chce pri</text:span><text:span text:style-name="T22">poji</text:span><text:span text:style-name="T19">ť do skupiny, do ktorej zoznamu však nepatrí.</text:span><text:span text:style-name="T20"> </text:span><text:span text:style-name="T22">Ak default práva nie sú zadané, do skupiny so môžu pripojiť len ľudia v jej zozname.</text:span></text:p>
              <text:p text:style-name="P33"><text:span text:style-name="T12">Po prihlásení na server si používateľ môže zvoliť svoju aktuálnu skupin</text:span><text:span text:style-name="T10">u</text:span><text:span text:style-name="T12"> zo zoznamu všetkých skupín alebo vytvoriť vlastnú. Používateľ má možnosť sa </text:span><text:span text:style-name="T10">od</text:span><text:span text:style-name="T12"> skupiny aj odpojiť alebo sa prepnúť do inej, ktorá sa stane jeho aktívnou. Aktívna skupina je </text:span><text:span text:style-name="T13">vždy </text:span><text:span text:style-name="T12">maximálne jedna. </text:span><text:span text:style-name="T8">S</text:span><text:span text:style-name="T9">kupiny može vytvárať ľubovolný prihlásený </text:span><text:span text:style-name="T14">po</text:span><text:span text:style-name="T9">užívateľ </text:span><text:span text:style-name="T10">a</text:span><text:span text:style-name="T9"> p</text:span><text:span text:style-name="T10">o</text:span><text:span text:style-name="T9"> </text:span><text:span text:style-name="T15">jej </text:span><text:span text:style-name="T9">vytvorení sa automaticky stáva jej administrátorom. </text:span><text:span text:style-name="T11">Skupina má vždy práve jedného administrátora a ten je nemenný.</text:span></text:p>
            </text:list-header>
          </text:list>
        </text:list-item>
      </text:list>
      <text:h text:style-name="Heading_20_2" text:outline-level="2"><text:bookmark-start text:name="__RefHeading___Toc509_539331971"/><text:soft-page-break/>Anotácie<text:bookmark-end text:name="__RefHeading___Toc509_539331971"/></text:h>
      <text:list xml:id="list351499477218135325" text:style-name="L13">
        <text:list-item>
          <text:list>
            <text:list-header>
              <text:p text:style-name="P52">Každ<text:span text:style-name="T113">á anotácia má nasledovné atribúty:</text:span></text:p>
            </text:list-header>
          </text:list>
        </text:list-item>
      </text:list>
      <text:list xml:id="list7399445255985585201" text:style-name="L14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112">typ</text:span> (napr. “osob<text:span text:style-name="T104">a”), </text:span>ktorý ju jednoznačne určuje</text:p>
                    </text:list-item>
                    <text:list-item>
                      <text:p text:style-name="P53">farba, ktorou je text znázornený v editore</text:p>
                    </text:list-item>
                    <text:list-item>
                      <text:p text:style-name="P53">zoznam podtypov</text:p>
                    </text:list-item>
                  </text:list>
                </text:list-item>
              </text:list>
            </text:list-item>
          </text:list>
        </text:list-item>
      </text:list>
      <text:list xml:id="list3876087131080631095" text:style-name="L15">
        <text:list-item>
          <text:list>
            <text:list-header>
              <text:p text:style-name="P54">Anotácie v textovom editore <text:span text:style-name="T34">budú</text:span> farebne vyznačené podľa <text:span text:style-name="T53">daného typu/kategórie</text:span>. <text:span text:style-name="T79">Farbu rôznych kategórií si môže užívateľ zmeniť.</text:span> <text:span text:style-name="T105">Používateľ bude môcť rozšíriť informáciu aj o odkazy, ktoré by sa mali týkať danej NE (napr. pre nejakú známu osobnosť by to mohol byť odkaz na wikipédiu).</text:span></text:p>
            </text:list-header>
          </text:list>
        </text:list-item>
      </text:list>
      <text:list xml:id="list2460857984303999018" text:style-name="L16">
        <text:list-item>
          <text:list>
            <text:list-header>
              <text:p text:style-name="P55">Referencia je anotovaný text, ktorý odkazuje na nejakú predošlú anotáciu <text:span text:style-name="T95">(</text:span>napr. <text:span text:style-name="T106">môže to byť z</text:span>ámeno<text:span text:style-name="T59">). Používateľ bude môcť špecifikovať, či daná</text:span> časť textu <text:span text:style-name="T106">je</text:span> referencia a na akú anotáciu sa bude odkaz<text:span text:style-name="T106">uje</text:span> (rodič<text:span text:style-name="T59">)</text:span>. Referencie dedia od rodiča typ anotácie a <text:span text:style-name="T82">ak </text:span>sa rodič zmaže/<text:span text:style-name="T106">zmení</text:span>, zmažú/zmenia sa aj všetky <text:span text:style-name="T106">referencie</text:span>, ktoré naň odkazujú. <text:span text:style-name="T95">Typ referencie bude vždy závisieť na type jej rodiča.</text:span></text:p>
              <text:p text:style-name="P56">Anotácie môžu byť zmenené/zmazané používateľmi na základe ich práv.</text:p>
              <text:p text:style-name="P57">Konflikty týkajúce sa anotácií toho istého textu, alebo len jeho časti budú riešené tak, že sa <text:span text:style-name="T107">vezme</text:span> posledná <text:span text:style-name="T107">vykonaná </text:span>zmena. <text:span text:style-name="T110">Pri reanotácií je pôvodná anotácia buď zmazaná alebo len zmenená.</text:span></text:p>
            </text:list-header>
          </text:list>
        </text:list-item>
      </text:list>
      <text:h text:style-name="P75" text:outline-level="2"><text:bookmark-start text:name="__RefHeading___Toc817_1365372613"/>Zobrazovanie anotácií<text:bookmark-end text:name="__RefHeading___Toc817_1365372613"/></text:h>
      <text:p text:style-name="P24"><text:span text:style-name="T61">Používateľ si bude môcť určiť, ktoré </text:span><text:span text:style-name="T95">typy </text:span><text:span text:style-name="T61">anotáci</text:span><text:span text:style-name="T95">í</text:span><text:span text:style-name="T61"> sa mu budú </text:span><text:span text:style-name="T94">podfarbo</text:span><text:span text:style-name="T61">vať v texte </text:span><text:span text:style-name="T94">(napr. sa rozhodne, že anotácie typu “osoba” nebudú momentálne vyznačené</text:span><text:span text:style-name="T86">)</text:span><text:span text:style-name="T61">. Táto zmena je len lokálna a dočasná – </text:span><text:span text:style-name="T96">nezobrazuje sa ostatným používateľom v skupine.</text:span></text:p>
      <text:h text:style-name="P75" text:outline-level="2"><text:bookmark-start text:name="__RefHeading___Toc819_1365372613"/>Komentáre<text:bookmark-end text:name="__RefHeading___Toc819_1365372613"/></text:h>
      <text:p text:style-name="P23"><text:span text:style-name="T62">P</text:span><text:span text:style-name="T60">oužívateľ s právom na </text:span><text:span text:style-name="T61">editáci</text:span><text:span text:style-name="T63">u</text:span><text:span text:style-name="T60"> bude môcť k </text:span><text:span text:style-name="T65">ľubovolnej </text:span><text:span text:style-name="T66">neanotovanej </text:span><text:span text:style-name="T60">časti dokumentu pridať </text:span><text:span text:style-name="T67">komentár. </text:span><text:span text:style-name="T68">Komentáre </text:span><text:span text:style-name="T69">môžu byť priamo zmazané len ich autorom. </text:span><text:span text:style-name="T66">Nemožno okomentovať text, ktorého nejaká časť </text:span><text:span text:style-name="T69">bola</text:span><text:span text:style-name="T67"> už </text:span><text:span text:style-name="T69">predtým</text:span><text:span text:style-name="T67"> komentovaná. </text:span><text:span text:style-name="T66">Avšak anotovať text, ktoré</text:span><text:span text:style-name="T67">ho</text:span><text:span text:style-name="T66"> časť </text:span><text:span text:style-name="T67">už má komentár</text:span><text:span text:style-name="T66"> m</text:span><text:span text:style-name="T67">ôže hocikto s anotačným právom</text:span><text:span text:style-name="T66"> – </text:span><text:span text:style-name="T67">týmto sa však daný komentár zmaže. </text:span><text:span text:style-name="T60">Okomentovaný textu bude v dokumente nejakým spôsobom </text:span><text:span text:style-name="T64">vizuálne</text:span><text:span text:style-name="T63"> </text:span><text:span text:style-name="T60">rozlíšený.</text:span></text:p>
      <text:h text:style-name="Heading_20_2" text:outline-level="2"><text:bookmark-start text:name="__RefHeading___Toc821_1365372613"/>Hľadanie <text:span text:style-name="T70">v texte</text:span><text:bookmark-end text:name="__RefHeading___Toc821_1365372613"/></text:h>
      <text:p text:style-name="P21">Aplikácia bude umožňovať používateľom hľadať <text:span text:style-name="T97">slová v </text:span>text<text:span text:style-name="T97">e.</text:span></text:p>
      <text:h text:style-name="Heading_20_2" text:outline-level="2"><text:bookmark-start text:name="__RefHeading___Toc511_539331971"/><text:soft-page-break/>Export<text:bookmark-end text:name="__RefHeading___Toc511_539331971"/></text:h>
      <text:list xml:id="list2576224290643749531" text:style-name="L17">
        <text:list-item>
          <text:list>
            <text:list-header>
              <text:p text:style-name="P58">Používateľ bude môcť exportovať <text:span text:style-name="T108">dokument jeho aktívnej skupiny</text:span>. <text:span text:style-name="T71">Každý riadok vyexportovaného dokumentu bude tvorený práve jedným slovom textu, za ktorým bude nasledovať typ anotácie v skrátenom zápise – nejaký tag – <text:s/>alebo ak slovo nebolo anotované, tak bude buď použitý špeciálny tag, alebo žiadny. Nasledovať budú URLs pre danú anotáciu, ak boli zadané. Nasleduje príklad, ako by mohol vyzerať 1 riadok exportovaného dokumentu:</text:span></text:p>
              <text:list>
                <text:list-item>
                  <text:list>
                    <text:list-item>
                      <text:p text:style-name="P59">Barack Obama<text:tab/>PER<text:tab/>https://en.wikipedia.org/wiki/Barack_Obama</text:p>
                    </text:list-item>
                  </text:list>
                </text:list-item>
              </text:list>
              <text:p text:style-name="P60">Pri viacslovných anotáciách bude<text:span text:style-name="T81"> </text:span>presne určené, kedy sa <text:span text:style-name="T72">anotácia </text:span>začína a kedy <text:span text:style-name="T72">sa </text:span>končí.</text:p>
            </text:list-header>
          </text:list>
        </text:list-item>
      </text:list>
      <text:h text:style-name="P76" text:outline-level="2"><text:bookmark-start text:name="__RefHeading___Toc823_1365372613"/><text:span text:style-name="T76">Aktivita </text:span>v dokumente<text:bookmark-end text:name="__RefHeading___Toc823_1365372613"/></text:h>
      <text:p text:style-name="P22">Pri <text:span text:style-name="T76">aktivite v dokumente</text:span> (<text:span text:style-name="T114">anotovanie textu </text:span>dným z používateľo<text:span text:style-name="T114">m</text:span>, ...<text:span text:style-name="T59">) </text:span>sa všetkým používateľom okrem toho, kto danú zmenu vykonal zobrazí zdroj tejto zmeny (pôjde o nejakú vizuálnu notifikáciu prípadne aj s informáciou o riadku, na ktorom bola zmena vykonaná<text:span text:style-name="T59">).</text:span></text:p>
      <text:p text:style-name="P69">NASLEDOVNÉ TREBA VYMAZAŤ</text:p>
      <text:p text:style-name="P70">Todo: príklady textov od zadávateľa</text:p>
      <text:p text:style-name="P15">1<text:span text:style-name="T84">)<text:tab/> </text:span><text:span text:style-name="T83">miesto hesla skupiny ma</text:span><text:span text:style-name="T85">ť</text:span><text:span text:style-name="T83"> nejak</text:span><text:span text:style-name="T85">ý</text:span><text:span text:style-name="T83"> flag </text:span><text:span text:style-name="T87">visible</text:span><text:span text:style-name="T90">, ktorý by určoval, či sa daná skupina <text:tab/> vylistuje u klienta (v princípe by to bolo asi jednoduchšie a účinok ten istý</text:span><text:span text:style-name="T91">)</text:span></text:p>
      <text:p text:style-name="P15"><text:span text:style-name="T88">2)</text:span><text:span text:style-name="T91"> <text:tab/></text:span><text:span text:style-name="T92">ak je </text:span><text:span text:style-name="T90">3.10 možno príliš nadbytočná, </text:span><text:span text:style-name="T92">tak to treba vyhodiť</text:span></text:p>
      <text:p text:style-name="P16"><text:span text:style-name="T89">3</text:span><text:span text:style-name="T88">)</text:span><text:span text:style-name="T91"><text:tab/></text:span><text:span text:style-name="T93">s komentármi si nie som ist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5T17:57:37.251102935</dc:date>
    <meta:editing-duration>PT10H21M42S</meta:editing-duration>
    <meta:editing-cycles>184</meta:editing-cycles>
    <meta:document-statistic meta:table-count="0" meta:image-count="0" meta:object-count="0" meta:page-count="7" meta:paragraph-count="113" meta:word-count="1311" meta:character-count="8678" meta:non-whitespace-character-count="7461"/>
  </office:meta>
</office:document-meta>
</file>